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5.342cm" draw:shadow="hidden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084cm" fo:min-width="5.723cm" draw:shadow="hidden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957cm" fo:min-width="5.977cm"/>
      <style:paragraph-properties style:writing-mode="lr-tb"/>
    </style:style>
    <style:style style:name="gr4" style:family="graphic" style:parent-style-name="standard">
      <style:graphic-properties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="Triangle_20_unfilled" draw:marker-end-width="0.359cm" draw:textarea-vertical-align="middle" fo:padding-top="0.178cm" fo:padding-bottom="0.178cm" fo:padding-left="0.303cm" fo:padding-right="0.303cm" draw:shadow="hidden"/>
    </style:style>
    <style:style style:name="gr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style:paragraph-properties fo:text-align="start"/>
      <style:text-properties fo: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style:use-window-font-color="true"/>
    </style:style>
    <style:style style:name="P5" style:family="paragraph">
      <loext:graphic-properties draw:fill="none" draw:fill-color="#ffffff"/>
      <style:text-properties style:use-window-font-color="true"/>
    </style:style>
    <style:style style:name="P6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42cm" svg:height="4.826cm" svg:x="10.922cm" svg:y="9.017cm">
          <text:p text:style-name="P1"><text:span text:style-name="T1">Business Logic</text:span></text:p>
          <text:p text:style-name="P1"><text:span text:style-name="T1"/></text:p>
          <text:p text:style-name="P1"><text:span text:style-name="T1">+ managers</text:span></text:p>
          <text:p text:style-name="P1"><text:span text:style-name="T1">+ abstr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223cm" svg:height="5.334cm" svg:x="1.778cm" svg:y="3.302cm">
          <text:p text:style-name="P1"><text:span text:style-name="T1">Service</text:span></text:p>
          <text:p text:style-name="P1"><text:span text:style-name="T1"/></text:p>
          <text:p text:style-name="P1"><text:span text:style-name="T1">+ controllers</text:span></text:p>
          <text:p text:style-name="P1"><text:span text:style-name="T1">+DI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477cm" svg:height="5.207cm" svg:x="18.796cm" svg:y="13.081cm">
          <text:p text:style-name="P2"><text:span text:style-name="T1">Data</text:span></text:p>
          <text:p text:style-name="P2"><text:span text:style-name="T1"/></text:p>
          <text:p text:style-name="P2"><text:span text:style-name="T1">+ repositories</text:span></text:p>
          <text:p text:style-name="P2"><text:span text:style-name="T1">+ models</text:span></text:p>
          <text:p text:style-name="P2"><text:span text:style-name="T1">+ context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4" draw:id="id4" draw:layer="layout" svg:x1="8.001cm" svg:y1="5.969cm" svg:x2="13.843cm" svg:y2="9.017cm" draw:start-shape="id1" draw:end-shape="id2" draw:end-glue-point="0" svg:d="M8001 5969h5842v3048" svg:viewBox="0 0 5843 3049">
          <text:p/>
        </draw:connector>
        <draw:connector draw:style-name="gr5" draw:text-style-name="P3" draw:layer="layout" svg:x1="18.796cm" svg:y1="15.684cm" svg:x2="13.843cm" svg:y2="13.843cm" draw:start-shape="id3" draw:end-shape="id2" draw:end-glue-point="2" svg:d="M18796 15684h-4953v-1841" svg:viewBox="0 0 4954 1842">
          <text:p/>
        </draw:connector>
        <draw:frame draw:style-name="gr6" draw:text-style-name="P5" draw:layer="layout" svg:width="1.905cm" svg:height="0.962cm" svg:x="15.113cm" svg:y="15.875cm">
          <draw:text-box>
            <text:p text:style-name="P4"><text:span text:style-name="T2">IOC</text:span></text:p>
          </draw:text-box>
        </draw:frame>
        <draw:frame draw:style-name="gr6" draw:text-style-name="P6" draw:layer="layout" svg:width="5.588cm" svg:height="0.962cm" svg:x="8.636cm" svg:y="4.826cm">
          <draw:text-box>
            <text:p>Dependency</text:p>
          </draw:text-box>
        </draw:frame>
        <draw:connector draw:style-name="gr4" draw:text-style-name="P3" draw:layer="layout" svg:x1="13.843cm" svg:y1="5.969cm" svg:x2="22.034cm" svg:y2="13.081cm" draw:start-shape="id4" draw:start-glue-point="0" draw:end-shape="id3" draw:end-glue-point="0" svg:d="M13843 5969h8191v7112" svg:viewBox="0 0 8192 71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2:14:03.766703721</meta:creation-date>
    <dc:date>2020-10-24T12:29:04.510009147</dc:date>
    <meta:editing-duration>PT4M40S</meta:editing-duration>
    <meta:editing-cycles>1</meta:editing-cycles>
    <meta:document-statistic meta:object-count="8"/>
    <meta:generator>LibreOffice/6.4.7.2$Linux_X86_64 LibreOffice_project/40$Build-2</meta:generator>
  </office:meta>
</office:document-meta>
</file>